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7000001D037F1B48609D67B25.png" manifest:media-type="image/png"/>
  <manifest:file-entry manifest:full-path="Pictures/1000000000000267000001D070CF839096031855.png" manifest:media-type="image/png"/>
  <manifest:file-entry manifest:full-path="Pictures/1000000000000267000001D07742DCAA5F482884.png" manifest:media-type="image/png"/>
  <manifest:file-entry manifest:full-path="Pictures/10000000000002A6000001D07A41CC47043395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3.018cm" svg:height="9.821cm" draw:z-index="0"><draw:image xlink:href="Pictures/1000000000000267000001D037F1B48609D67B25.png" xlink:type="simple" xlink:show="embed" xlink:actuate="onLoad"/></draw:frame><draw:frame draw:style-name="fr2" draw:name="Изображение2" text:anchor-type="paragraph" svg:x="2.265cm" svg:y="13.109cm" svg:width="13.018cm" svg:height="9.821cm" draw:z-index="1"><draw:image xlink:href="Pictures/1000000000000267000001D070CF83909603185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3" text:anchor-type="paragraph" svg:width="13.018cm" svg:height="9.821cm" draw:z-index="2"><draw:image xlink:href="Pictures/1000000000000267000001D07742DCAA5F482884.png" xlink:type="simple" xlink:show="embed" xlink:actuate="onLoad"/></draw:frame><draw:frame draw:style-name="fr2" draw:name="Изображение4" text:anchor-type="paragraph" svg:x="1.58cm" svg:y="14.125cm" svg:width="14.353cm" svg:height="9.821cm" draw:z-index="3"><draw:image xlink:href="Pictures/10000000000002A6000001D07A41CC47043395C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2:35:25.214000000</meta:creation-date>
    <dc:date>2019-04-29T12:40:41.362000000</dc:date>
    <meta:editing-duration>PT5M16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5.3.3.2$Windows_x86 LibreOffice_project/3d9a8b4b4e538a85e0782bd6c2d430bafe583448</meta:generator>
  </office:meta>
</office:document-meta>
</file>